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833" officeooo:paragraph-rsid="00086833"/>
    </style:style>
    <style:style style:name="P2" style:family="paragraph" style:parent-style-name="Standard">
      <style:text-properties officeooo:rsid="000972be" officeooo:paragraph-rsid="000972be"/>
    </style:style>
    <style:style style:name="T1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style:font-name="Consolas" fo:font-size="10pt" fo:font-style="normal" fo:font-weight="normal" officeooo:rsid="000972be" style:font-size-asian="10pt" style:font-style-asian="normal" style:font-weight-asian="normal"/>
    </style:style>
    <style:style style:name="T3" style:family="text">
      <style:text-properties officeooo:rsid="000b6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Homework 2</text:p>
      <text:p text:style-name="P1">9.16.19</text:p>
      <text:p text:style-name="P1">CSET 3600</text:p>
      <text:p text:style-name="P1"/>
      <text:p text:style-name="P1"><text:span text:style-name="T2">1.</text:span><text:span text:style-name="T1">/*</text:span><text:line-break/><text:span text:style-name="T1">Create an array. This can be pre-defined, user input, or randomly generated. I elected to have the user input the values for how large the array is and their values. </text:span><text:line-break/><text:line-break/><text:span text:style-name="T1">The array needs to be sorted. if position 0 &gt; 1 swap them iterate this for the length of the array and ensure it runs enough iterations. EX: 19 2 1 3 10 would need more than 1 iteration. </text:span><text:line-break/><text:line-break/><text:span text:style-name="T1">Ask the user to input a number to see if it is in the array. They will already know if it is or not since they created the array. Inform them yes/no.</text:span><text:line-break/><text:line-break/><text:span text:style-name="T1">Search the sorted array. Start in the middle and ask if the middle value is = or &gt; else &lt;.</text:span><text:line-break/><text:span text:style-name="T1">If = done return value.</text:span><text:line-break/><text:span text:style-name="T1">If &gt; move that direction eliminating everything &lt; and try again. </text:span></text:p>
      <text:p text:style-name="P1"><text:span text:style-name="T1">Else the opposite. </text:span></text:p>
      <text:p text:style-name="P1"><text:span text:style-name="T1">Continue until value is found. If the value cannot be found inform the user. </text:span><text:line-break/><text:span text:style-name="T1"> */</text:span></text:p>
      <text:p text:style-name="P1"/>
      <text:p text:style-name="P2">3. <text:span text:style-name="T3">I utilized the linear process flow. You assigned the work I read the requirements and did my planning, modeling, construction, and deployment. I planned each step separately broken into: Create the array, sort the array, search the array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25:56.628000000</meta:creation-date>
    <dc:date>2019-09-17T14:37:55.647000000</dc:date>
    <meta:editing-duration>PT21H1M48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8" meta:word-count="202" meta:character-count="1076" meta:non-whitespace-character-count="871"/>
  </office:meta>
</office:document-meta>
</file>